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C8700002EF81691574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ff0000" fo:font-weight="bold" style:font-weight-asian="bold" style:font-weight-complex="bold"/>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Preformatted_20_Text">
      <style:paragraph-properties fo:margin-top="0cm" fo:margin-bottom="0.499cm" fo:text-align="start" style:justify-single-word="false" style:writing-mode="lr-tb"/>
      <style:text-properties fo:language="es" fo:country="ES"/>
    </style:style>
    <style:style style:name="P1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Text_20_body">
      <style:text-properties fo:font-size="12pt" style:font-size-asian="12pt" style:font-size-complex="12pt"/>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text-properties fo:color="#ff0000" fo:font-weight="bold" style:font-weight-asian="bold" style:font-weight-complex="bold"/>
    </style:style>
    <style:style style:name="P17" style:family="paragraph" style:parent-style-name="Text_20_body">
      <style:text-properties fo:font-size="13pt" fo:font-weight="bold"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style:font-size-asian="12pt" style:font-size-complex="12pt"/>
    </style:style>
    <style:style style:name="T5" style:family="text">
      <style:text-properties fo:color="#ff0000"/>
    </style:style>
    <style:style style:name="T6" style:family="text">
      <style:text-properties fo:color="#ff00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FIAZANDO CONCEPTOS</text:p>
      <text:p text:style-name="P7"/>
      <text:p text:style-name="P8">IMPORTANTE </text:p>
      <text:p text:style-name="P8"/>
      <text:p text:style-name="P8">Mail solo txt</text:p>
      <text:p text:style-name="P8"/>
      <text:p text:style-name="P8">Usamos servidor de correo determinado (gmail, gmx ...)</text:p>
      <text:p text:style-name="P8"/>
      <text:p text:style-name="P8">1.¿Que es un servidor ftp?</text:p>
      <text:p text:style-name="P8"/>
      <text:p text:style-name="P6"><text:span text:style-name="T3">Un servidor FTP es un programa especial que se ejecuta en un equipo servidor normalmente conectado a Internet (aunque puede estar conectado a otros tipos de redes, </text:span><text:a xlink:type="simple" xlink:href="https://es.wikipedia.org/wiki/Red_de_área_local" text:style-name="Internet_20_link" text:visited-style-name="Visited_20_Internet_20_Link"><text:span text:style-name="T3">LAN</text:span></text:a><text:span text:style-name="T3">, </text:span><text:a xlink:type="simple" xlink:href="https://es.wikipedia.org/wiki/Red_de_área_metropolitana" text:style-name="Internet_20_link" text:visited-style-name="Visited_20_Internet_20_Link"><text:span text:style-name="T3">MAN</text:span></text:a><text:span text:style-name="T3">, etc.). Su función es permitir el intercambio de datos entre diferentes servidores/ordenadores. </text:span></text:p>
      <text:p text:style-name="P9"/>
      <text:p text:style-name="P11">Por lo general, los programas servidores FTP no suelen encontrarse en los ordenadores personales, por lo que un usuario normalmente utilizará el FTP para conectarse remotamente a uno y así intercambiar información con él. </text:p>
      <text:p text:style-name="Text_20_body"><text:span text:style-name="T2">Las aplicaciones más comunes de los servidores FTP suelen ser el </text:span><text:a xlink:type="simple" xlink:href="https://es.wikipedia.org/wiki/Alojamiento_web" text:style-name="Internet_20_link" text:visited-style-name="Visited_20_Internet_20_Link"><text:span text:style-name="T2">alojamiento web</text:span></text:a><text:span text:style-name="T2">, en el que sus clientes utilizan el servicio para subir sus páginas web y sus archivos correspondientes; o como servidor de backup (copia de seguridad) de los archivos importantes que pueda tener una empresa. Para ello, existen protocolos de comunicación FTP para que los datos se transmitan cifrados, como el </text:span><text:a xlink:type="simple" xlink:href="https://es.wikipedia.org/wiki/SFTP" text:style-name="Internet_20_link" text:visited-style-name="Visited_20_Internet_20_Link"><text:span text:style-name="T2">SFTP</text:span></text:a><text:span text:style-name="T2"> (</text:span><text:span text:style-name="T4">Secure File Transfer Protocol</text:span><text:span text:style-name="T2">). </text:span></text:p>
      <text:p text:style-name="P12"/>
      <text:p text:style-name="P17">2.¿Que es un cliente ftp?</text:p>
      <text:p text:style-name="P2"/>
      <text:p text:style-name="P2">Es un programa que se instala en el ordenador del usuario, y que emplea el protocolo FTP para conectarse a un servidor FTP y transferir archivos, ya sea para descargarlos o para subirlos. </text:p>
      <text:p text:style-name="P1"/>
      <text:p text:style-name="P1"><text:span text:style-name="T1">Para utilizar un cliente FTP,</text:span><text:span text:style-name="T5"> se necesita conocer el nombre del archivo</text:span><text:span text:style-name="T1">, el </text:span><text:span text:style-name="T5">ordenador en que reside</text:span><text:span text:style-name="T1"> (servidor, en el caso de descarga de archivos), el</text:span><text:span text:style-name="T5"> ordenador al que se quiere transferir </text:span><text:span text:style-name="T1">el archivo (en caso de querer subirlo nosotros al servidor), y la carpeta en la que se encuentra. </text:span></text:p>
      <text:p text:style-name="P1"/>
      <text:p text:style-name="P4"/>
      <text:p text:style-name="P5">PROGRAMA</text:p>
      <text:p text:style-name="P1">VISTA : <text:tab/><text:tab/><text:tab/><text:tab/><text:tab/><text:tab/><text:tab/><text:tab/><text:tab/><text:tab/><text:tab/><text:tab/><text:tab/><text:tab/><text:tab/><text:tab/><text:tab/><text:tab/></text:p>
      <text:p text:style-name="P3">PRIMERA VENTA</text:p>
      <text:p text:style-name="P3"/>
      <text:p text:style-name="P3">LOGIN GENERAL</text:p>
      <text:p text:style-name="P3"/>
      <text:p text:style-name="P3">OPCIONES: FTP</text:p>
      <text:p text:style-name="P3"><text:tab/><text:tab/>SMTP</text:p>
      <text:p text:style-name="P3"><text:tab/><text:tab/>POP3</text:p>
      <text:p text:style-name="P1"/>
      <text:p text:style-name="P2">Necesitad de logearse en el sistema accediendo a una base de datos de usuarios</text:p>
      <text:p text:style-name="P2"/>
      <text:p text:style-name="P1">VENTANA FTP</text:p>
      <text:p text:style-name="P1"/>
      <text:p text:style-name="P1"/>
      <text:p text:style-name="P1"><draw:frame draw:style-name="fr1" draw:name="gráficos1" text:anchor-type="paragraph" svg:x="1.058cm" svg:y="0.455cm" svg:width="10.156cm" svg:height="7.562cm" draw:z-index="0"><draw:image xlink:href="Pictures/2000000700003C8700002EF816915749.svm" xlink:type="simple" xlink:show="embed" xlink:actuate="onLoad"/></draw:frame><text:soft-page-break/></text:p>
      <text:p text:style-name="P1">VENTANA SMTP</text:p>
      <text:p text:style-name="P1"/>
      <text:p text:style-name="P1"/>
      <text:p text:style-name="P1">VENTANA POP3</text:p>
      <text:p text:style-name="P1"/>
      <text:p text:style-name="P1"/>
      <text:p text:style-name="P1"/>
      <text:p text:style-name="P2">Permitir acceso anónimo?</text:p>
      <text:p text:style-name="P1"/>
      <text:p text:style-name="P2">Subir archivo</text:p>
      <text:p text:style-name="P2"/>
      <text:p text:style-name="P2">¿El usuario lo ha recibido?</text:p>
      <text:p text:style-name="P1"/>
      <text:p text:style-name="P1"/>
      <text:p text:style-name="P1"/>
      <text:p text:style-name="P1">CONTROLADOR :</text:p>
      <text:p text:style-name="P1"/>
      <text:p text:style-name="P1"><text:span text:style-name="Strong_20_Emphasis">Obteniendo las librerias Apache Common Net</text:span> : </text:p>
      <text:p text:style-name="P1"><text:a xlink:type="simple" xlink:href="https://commons.apache.org/proper/commons-net/" text:style-name="Internet_20_link" text:visited-style-name="Visited_20_Internet_20_Link"><text:span text:style-name="T1">https://commons.apache.org/proper/commons-net/</text:span></text:a></text:p>
      <text:p text:style-name="P2"/>
      <text:section text:style-name="Sect1" text:name="tw-target">
        <text:section text:style-name="Sect1" text:name="tw-target-text-container">
          <text:p text:style-name="P10"><text:bookmark text:name="tw-target-text"/>La biblioteca Apache Commons Net ™ implementa el lado del cliente de muchos protocolos básicos de Internet.</text:p>
        </text:section>
      </text:section>
      <text:p text:style-name="P3"/>
      <text:p text:style-name="P3">IDEAS</text:p>
      <text:p text:style-name="P2"/>
      <text:p text:style-name="P2">-Posibilidad de subir archivos desde Google Drive</text:p>
      <text:p text:style-name="P2"/>
      <text:p text:style-name="P2"/>
      <text:p text:style-name="P1">DOCUMENTACION</text:p>
      <text:p text:style-name="P2"/>
      <text:p text:style-name="P2">https://www.baeldung.com/java-ftp-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3T08:38:23.44</meta:creation-date>
    <dc:date>2018-12-13T09:50:17.85</dc:date>
    <meta:editing-duration>PT1H10M26S</meta:editing-duration>
    <meta:editing-cycles>3</meta:editing-cycles>
    <meta:generator>OpenOffice/4.1.6$Win32 OpenOffice.org_project/416m1$Build-9790</meta:generator>
    <meta:document-statistic meta:table-count="0" meta:image-count="1" meta:object-count="0" meta:page-count="2" meta:paragraph-count="33" meta:word-count="328" meta:character-count="2123"/>
  </office:meta>
</office:document-meta>
</file>